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1.199cm" svg:x="0.635cm" svg:y="4.445cm">
          <draw:text-box>
            <text:p text:style-name="P3"><text:span text:style-name="T2">compare</text:span></text:p>
            <text:p text:style-name="P3"><text:span text:style-name="T2">init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6.35cm" svg:height="0.635cm" svg:x="0.635cm" svg:y="3.175cm">
          <text:p text:style-name="P1"><text:span text:style-name="T1">Invert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10:04</dc:date>
    <dc:language>en-US</dc:language>
    <meta:editing-cycles>15</meta:editing-cycles>
    <meta:editing-duration>PT39M19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